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095E819C6C2CBE122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56a"/>
    </style:style>
    <style:style style:name="P2" style:family="paragraph" style:parent-style-name="Standard">
      <style:text-properties style:font-name="Cantarell Extra Bold" fo:font-size="21pt" officeooo:rsid="000b54c0" officeooo:paragraph-rsid="000b54c0" style:font-size-asian="18.3500003814697pt" style:font-size-complex="21pt"/>
    </style:style>
    <style:style style:name="P3" style:family="paragraph" style:parent-style-name="Standard">
      <style:text-properties officeooo:rsid="000b54c0" officeooo:paragraph-rsid="000b54c0"/>
    </style:style>
    <style:style style:name="P4" style:family="paragraph" style:parent-style-name="Standard">
      <style:text-properties officeooo:paragraph-rsid="000b54c0"/>
    </style:style>
    <style:style style:name="T1" style:family="text">
      <style:text-properties officeooo:rsid="000b54c0"/>
    </style:style>
    <style:style style:name="T2" style:family="text">
      <style:text-properties fo:font-size="16pt" officeooo:rsid="000b54c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2.416cm" svg:y="0.049cm" svg:width="2.29cm" svg:height="2.145cm" draw:z-index="0"><draw:image xlink:href="Pictures/100000000000009500000095E819C6C2CBE1229C.jpg" xlink:type="simple" xlink:show="embed" xlink:actuate="onLoad" draw:mime-type="image/jpeg"/></draw:frame></text:p>
      <text:p text:style-name="P1"><text:s text:c="54"/></text:p>
      <text:p text:style-name="Standard"/>
      <text:p text:style-name="Standard"/>
      <text:p text:style-name="P1"/>
      <text:p text:style-name="P2">Link del formulario en Google forms</text:p>
      <text:p text:style-name="Standard"><text:s text:c="6"/></text:p>
      <text:p text:style-name="P3"/>
      <text:p text:style-name="P3"/>
      <text:p text:style-name="P4"><text:a xlink:type="simple" xlink:href="https://docs.google.com/forms/d/e/1FAIpQLSekBU2fVnUJTzd1iSrTMGrrImXdIWhsoqETL5hGyuLYFJnabw/viewform?usp=sf_link" text:style-name="Internet_20_link" text:visited-style-name="Visited_20_Internet_20_Link"><text:span text:style-name="T2">Formulario :)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9:37:19.684204187</meta:creation-date>
    <meta:editing-duration>PT2M28S</meta:editing-duration>
    <meta:editing-cycles>2</meta:editing-cycles>
    <meta:generator>LibreOffice/7.3.7.2$Linux_X86_64 LibreOffice_project/30$Build-2</meta:generator>
    <dc:title>plantillas</dc:title>
    <dc:date>2023-04-11T19:39:47.535550358</dc:date>
    <meta:document-statistic meta:table-count="0" meta:image-count="1" meta:object-count="0" meta:page-count="1" meta:paragraph-count="4" meta:word-count="8" meta:character-count="108" meta:non-whitespace-character-count="42"/>
    <meta:template xlink:type="simple" xlink:actuate="onRequest" xlink:title="plantillas" xlink:href="../../.config/libreoffice/4/user/template/plantillas.ott" meta:date="2023-04-11T19:37:19.407244324"/>
  </office:meta>
</office:document-meta>
</file>